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8.8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s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user</text:p>
          </table:table-cell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_user</text:p>
          </table:table-cell>
          <table:table-cell office:value-type="string" calcext:value-type="string">
            <text:p>VARCHAR 2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nom-user</text:p>
          </table:table-cell>
          <table:table-cell office:value-type="string" calcext:value-type="string">
            <text:p>VARCHAR 2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il_user</text:p>
          </table:table-cell>
          <table:table-cell office:value-type="string" calcext:value-type="string">
            <text:p>VARCHAR 2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hone_user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dp_user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ng_us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 = admin | 2 = bénévole | 3= membr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rtic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article</text:p>
          </table:table-cell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re_article</text:p>
          </table:table-cell>
          <table:table-cell office:value-type="string" calcext:value-type="string">
            <text:p>VARCHAR 2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ntenu_</text:span>articl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e_events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e_post_articl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atégori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cat</text:p>
          </table:table-cell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_cat</text:p>
          </table:table-cell>
          <table:table-cell office:value-type="string" calcext:value-type="string">
            <text:p>VARCHAR 255</text:p>
          </table:table-cell>
          <table:table-cell/>
          <table:table-cell office:value-type="string" calcext:value-type="string">
            <text:p>Evenement | Nouvelle de l’assoc | Nouvelle des chat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er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chat_pt</text:p>
          </table:table-cell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_chat_pt</text:p>
          </table:table-cell>
          <table:table-cell office:value-type="string" calcext:value-type="string">
            <text:p>VARCHAR 2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cription_chat_p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e_chat_pt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e_post_p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du_trouv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true = perdu | false = trouvé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ha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chat</text:p>
          </table:table-cell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_chat</text:p>
          </table:table-cell>
          <table:table-cell office:value-type="string" calcext:value-type="string">
            <text:p>VARCHAR 2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issance_cha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xe_cha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1 = Femelle | 2 = M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cription_cha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img</text:p>
          </table:table-cell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_img</text:p>
          </table:table-cell>
          <table:table-cell office:value-type="string" calcext:value-type="string">
            <text:p>VARCHAR 25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_coments</text:p>
          </table:table-cell>
          <table:table-cell office:value-type="string" calcext:value-type="string">
            <text:p>SER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tenu_coments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6:24:09.238000000</meta:creation-date>
    <dc:date>2020-06-11T17:53:33.467000000</dc:date>
    <meta:editing-duration>PT45M28S</meta:editing-duration>
    <meta:editing-cycles>1</meta:editing-cycles>
    <meta:document-statistic meta:table-count="1" meta:cell-count="69" meta:object-count="0"/>
    <meta:generator>LibreOffice/6.4.4.2$Windows_X86_64 LibreOffice_project/3d775be2011f3886db32dfd395a6a6d1ca2630ff</meta:generator>
  </office:meta>
</office:document-meta>
</file>